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bb3" officeooo:paragraph-rsid="001cabb3"/>
    </style:style>
    <style:style style:name="P2" style:family="paragraph" style:parent-style-name="Standard">
      <style:text-properties officeooo:rsid="001cf25a" officeooo:paragraph-rsid="001cf25a"/>
    </style:style>
    <style:style style:name="P3" style:family="paragraph" style:parent-style-name="Standard">
      <style:text-properties officeooo:rsid="001cf25a" officeooo:paragraph-rsid="00263fc5"/>
    </style:style>
    <style:style style:name="P4" style:family="paragraph" style:parent-style-name="Standard">
      <style:text-properties officeooo:rsid="001f7227" officeooo:paragraph-rsid="001f7227"/>
    </style:style>
    <style:style style:name="P5" style:family="paragraph" style:parent-style-name="Standard">
      <style:text-properties officeooo:rsid="0022678a" officeooo:paragraph-rsid="0022678a"/>
    </style:style>
    <style:style style:name="P6" style:family="paragraph" style:parent-style-name="Standard">
      <style:text-properties officeooo:rsid="0023f6d6" officeooo:paragraph-rsid="0023f6d6"/>
    </style:style>
    <style:style style:name="P7" style:family="paragraph" style:parent-style-name="Standard">
      <style:text-properties officeooo:rsid="0024ed7b" officeooo:paragraph-rsid="0024ed7b"/>
    </style:style>
    <style:style style:name="P8" style:family="paragraph" style:parent-style-name="Standard">
      <style:text-properties officeooo:rsid="00263fc5" officeooo:paragraph-rsid="00263fc5"/>
    </style:style>
    <style:style style:name="P9" style:family="paragraph" style:parent-style-name="Standard">
      <style:text-properties officeooo:rsid="0026565e" officeooo:paragraph-rsid="0026565e"/>
    </style:style>
    <style:style style:name="P10" style:family="paragraph" style:parent-style-name="Standard">
      <style:text-properties officeooo:rsid="0026b3d4" officeooo:paragraph-rsid="0026b3d4"/>
    </style:style>
    <style:style style:name="P11" style:family="paragraph" style:parent-style-name="Standard">
      <style:text-properties officeooo:rsid="00277f08" officeooo:paragraph-rsid="00277f08"/>
    </style:style>
    <style:style style:name="P12" style:family="paragraph" style:parent-style-name="Standard">
      <style:text-properties officeooo:rsid="0028f7a3" officeooo:paragraph-rsid="001cf25a"/>
    </style:style>
    <style:style style:name="P13" style:family="paragraph" style:parent-style-name="Standard">
      <style:text-properties officeooo:rsid="0028f7a3" officeooo:paragraph-rsid="0028f7a3"/>
    </style:style>
    <style:style style:name="P14" style:family="paragraph" style:parent-style-name="Standard">
      <style:text-properties officeooo:rsid="002ab51f" officeooo:paragraph-rsid="002ab51f"/>
    </style:style>
    <style:style style:name="P15" style:family="paragraph" style:parent-style-name="Standard">
      <style:text-properties officeooo:rsid="002c55c5" officeooo:paragraph-rsid="002c55c5"/>
    </style:style>
    <style:style style:name="P16" style:family="paragraph" style:parent-style-name="Standard">
      <style:text-properties officeooo:rsid="002c5c76" officeooo:paragraph-rsid="002c5c76"/>
    </style:style>
    <style:style style:name="T1" style:family="text">
      <style:text-properties officeooo:rsid="001ff89c"/>
    </style:style>
    <style:style style:name="T2" style:family="text">
      <style:text-properties officeooo:rsid="0021becd"/>
    </style:style>
    <style:style style:name="T3" style:family="text">
      <style:text-properties officeooo:rsid="002656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nd</text:p>
      <text:p text:style-name="P1">Documents according to Flight Instructor Aeroplane Flight Test Guide requirements</text:p>
      <text:p text:style-name="P16">What is a lesson plan?</text:p>
      <text:p text:style-name="P16">How do exercises relate to lesson plans?</text:p>
      <text:p text:style-name="P16">How many hours do you think you need for the second lesson plan? (on average)</text:p>
      <text:p text:style-name="P16">How man hours do you think you need for the first solo? (on average)</text:p>
      <text:p text:style-name="P1"/>
      <text:p text:style-name="P1">Dispatch</text:p>
      <text:p text:style-name="P1"/>
      <text:p text:style-name="P6">documents,</text:p>
      <text:p text:style-name="P9">says he does not need to see them (probably intentional) but then when I check them inquires information</text:p>
      <text:p text:style-name="P6">how do we know that defects have been fixed?</text:p>
      <text:p text:style-name="P9">how many hours are left unti the next inspection?</text:p>
      <text:p text:style-name="P6">how can we know that the weight and balance report is up to date?<text:span text:style-name="T3"> (points out amendments but cannot answer the question himself)</text:span></text:p>
      <text:p text:style-name="P6">what is the maintenance schedule of the aircraft?</text:p>
      <text:p text:style-name="P9">you need to know if the aircraft is airworthy even if somebody else provides it.</text:p>
      <text:p text:style-name="P6">what is the maintenance schedule for the pitot static system? (CARS)</text:p>
      <text:p text:style-name="P1"/>
      <text:p text:style-name="P1">Flight</text:p>
      <text:p text:style-name="P1"/>
      <text:p text:style-name="P2">Why does this type of nut (elevator hinge) not require a pin? (locknut)</text:p>
      <text:p text:style-name="P2">Why does this type of nut require a pin? (castle nut)</text:p>
      <text:p text:style-name="P9">Why are there two different kinds of nuts? (hinge versus control rod)</text:p>
      <text:p text:style-name="P2"/>
      <text:p text:style-name="P2"/>
      <text:p text:style-name="P2">Why is the aileron bend at the end? (acomodate wing washout)</text:p>
      <text:p text:style-name="P4">Do you know what wing washout is?</text:p>
      <text:p text:style-name="P2">What is the purpose of the slot between flap and wing? (energize upper side)</text:p>
      <text:p text:style-name="P2"/>
      <text:p text:style-name="P4">Would you accept a fuel imbalance of 30 USG?</text:p>
      <text:p text:style-name="P4">What would such an imbalance mean? (probably clogged crossfeed)</text:p>
      <text:p text:style-name="P2"/>
      <text:p text:style-name="P11">What are looking for at the tires? (hydraulic leaks, hydraulic connections, disk, break pads, tire inflation)</text:p>
      <text:p text:style-name="P11">How would you recognize a hydraulic leak? (pink colored synthetic oil)</text:p>
      <text:p text:style-name="P11">How can you tell that the brake pads are still intact?</text:p>
      <text:p text:style-name="P11">There are different marking requirements for European/Canadian tires!</text:p>
      <text:p text:style-name="P2"/>
      <text:p text:style-name="P2">How much oil minimum?</text:p>
      <text:p text:style-name="P2">Where exactly to find in the POH?</text:p>
      <text:p text:style-name="P2">...takes away POH</text:p>
      <text:p text:style-name="P2">What is this? (ground power connector)</text:p>
      <text:p text:style-name="P2">How do you connect ground power? (poh)</text:p>
      <text:p text:style-name="P2">Where in the POH exactly? (electrical systems)</text:p>
      <text:p text:style-name="P2">...takes away POH and searches at the end, cannot find the procedure and states that he is more familiar with the p model</text:p>
      <text:p text:style-name="P2">Where else could we look? (electrical systems - again)</text:p>
      <text:p text:style-name="P2"><text:soft-page-break/></text:p>
      <text:p text:style-name="P10">(lesson learned: know the POH inside out)</text:p>
      <text:p text:style-name="P2"/>
      <text:p text:style-name="P7">Have you ever seen water in a fuel sample?</text:p>
      <text:p text:style-name="P7">Try with a little and a little more to see the effect?</text:p>
      <text:p text:style-name="P7">How would we know that the aircraft had been fueled with jet fuel instead of avgas?</text:p>
      <text:p text:style-name="P2"/>
      <text:p text:style-name="P2">starter (almost drains battery<text:span text:style-name="T1">, tries twice, advised to "keep cranking"</text:span>), requires clear I have control instead of, let me show it to you</text:p>
      <text:p text:style-name="P2">annunciator panel (only brief look)</text:p>
      <text:p text:style-name="P2"/>
      <text:p text:style-name="P5">don't stump on the brakes!</text:p>
      <text:p text:style-name="P2"/>
      <text:p text:style-name="P2">does forget the taxi<text:span text:style-name="T1"> </text:span>light (on and off -- did not seem intentional)</text:p>
      <text:p text:style-name="P3">taxis too fast (several times, reminding several times), leaves centerline,</text:p>
      <text:p text:style-name="P3"/>
      <text:p text:style-name="P8">situation requires to taxi onto a runway and back to the taxiway (opposite airliner traffic and helicopter)</text:p>
      <text:p text:style-name="P3">distracts you pointing out a nearby helicopter asking if the propwash could have an effect on us... at the same time almost enters a runway not taking a turn on the taxiway, had to take control</text:p>
      <text:p text:style-name="P2"/>
      <text:p text:style-name="P2">never use the alternator to check for discharge!<text:span text:style-name="T2"> not the proper procedure, check the POH!</text:span></text:p>
      <text:p text:style-name="P12"/>
      <text:p text:style-name="P13">repeats almost every exercise how he would teach it - sometimes with only minor differences</text:p>
      <text:p text:style-name="P13">highlights to point out always the visual aim / target / attitude</text:p>
      <text:p text:style-name="P13">never mentioned any control pressures, only attitudes</text:p>
      <text:p text:style-name="P13"/>
      <text:p text:style-name="P14">straight and level, climbing and descending, evaluation: steep turn, climbing stall (application: departure stall, wing drop, safety), forward slip (visual)</text:p>
      <text:p text:style-name="P14"/>
      <text:p text:style-name="P14">bring us back to the ranch</text:p>
      <text:p text:style-name="P14"/>
      <text:p text:style-name="P15">short field landing (approach too high, immediately 30deg to compensate, nice and stable approach afterwards, a little bit of additional power to make it into the landing zone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0:16:37.246246116</meta:creation-date>
    <dc:date>2016-05-06T12:08:29.504695909</dc:date>
    <meta:editing-duration>PT1H50M9S</meta:editing-duration>
    <meta:editing-cycles>18</meta:editing-cycles>
    <meta:generator>LibreOffice/4.2.8.2$Linux_x86 LibreOffice_project/420m0$Build-2</meta:generator>
    <meta:document-statistic meta:table-count="0" meta:image-count="0" meta:object-count="0" meta:page-count="2" meta:paragraph-count="54" meta:word-count="602" meta:character-count="3495" meta:non-whitespace-character-count="2947"/>
  </office:meta>
</office:document-meta>
</file>